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9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2cm" svg:height="7.2cm" svg:x="5.4cm" svg:y="6cm">
          <text:p text:style-name="P1">Extracted data</text:p>
          <text:p text:style-name="P1">From twitter </text:p>
          <text:p text:style-name="P1">hand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cm" svg:x="13cm" svg:y="4.4cm">
          <text:p text:style-name="P1">Busines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cm" svg:x="13.2cm" svg:y="8.8cm">
          <text:p text:style-name="P1">Entertain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cm" svg:x="13.2cm" svg:y="13.4cm">
          <text:p text:style-name="P1">Politic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6cm" svg:y1="8.2cm" svg:x2="13cm" svg:y2="6cm">
          <text:p/>
        </draw:line>
        <draw:line draw:style-name="gr3" draw:text-style-name="P2" draw:layer="layout" svg:x1="10.6cm" svg:y1="9.8cm" svg:x2="13.2cm" svg:y2="9.8cm">
          <text:p/>
        </draw:line>
        <draw:line draw:style-name="gr3" draw:text-style-name="P2" draw:layer="layout" svg:x1="10.6cm" svg:y1="11.8cm" svg:x2="13.2cm" svg:y2="14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1:22.063084082</meta:creation-date>
    <dc:date>2018-05-10T14:54:22.915450409</dc:date>
    <meta:editing-duration>PT3M2S</meta:editing-duration>
    <meta:editing-cycles>1</meta:editing-cycles>
    <meta:document-statistic meta:object-count="30"/>
    <meta:generator>LibreOffice/5.1.6.2$Linux_x86 LibreOffice_project/10m0$Build-2</meta:generator>
  </office:meta>
</office:document-meta>
</file>